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paragraph-rsid="000a8039"/>
    </style:style>
    <style:style style:name="P4" style:family="paragraph" style:parent-style-name="Intense_20_Quote" style:master-page-name="Standard">
      <style:paragraph-properties style:page-number="auto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95f80"/>
    </style:style>
    <style:style style:name="T3" style:family="text">
      <style:text-properties fo:language="fr" fo:country="FR" officeooo:rsid="000a8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Toc523994483"/><text:span text:style-name="T1">Notes </text:span><text:span text:style-name="T2">le titre</text:span></text:p>
      <text:h text:style-name="Heading_20_2" text:outline-level="2"><text:bookmark-end text:name="_Toc523994483"/><text:bookmark-start text:name="_Toc7101553"/><text:bookmark-end text:name="_Toc7101553"/><text:span text:style-name="Intense_20_Emphasis"><text:span text:style-name="T1"/></text:span></text:h>
      <text:p text:style-name="P3"><text:bookmark-start text:name="__RefHeading___Toc243_2777663034"/><text:span text:style-name="Intense_20_Emphasis"><text:span text:style-name="T3">Ceci est un test</text:span></text:span><text:bookmark-end text:name="__RefHeading___Toc243_2777663034"/></text:p>
      <text:p text:style-name="P1"><text:bookmark text:name="_GoBack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706cm" loext:contextual-spacing="false" fo:text-align="justify" style:justify-single-word="false" fo:break-before="page" fo:keep-with-next="always"/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29cm" fo:margin-bottom="0.353cm" loext:contextual-spacing="false" fo:text-align="justify" style:justify-single-word="false" fo:keep-with-next="always"/>
      <style:text-properties fo:text-transform="uppercase"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76cm" loext:contextual-spacing="false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fr" fo:country="FR" style:font-name-complex="Courier New1" style:font-family-complex="'Courier New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text-align="start" style:justify-single-word="false" fo:keep-together="always" fo:break-before="auto" fo:break-after="auto"/>
      <style:text-properties fo:font-variant="normal" fo:text-transform="none" fo:color="#365f91" style:font-name="Cambria" fo:font-family="Cambria" style:font-family-generic="roman" style:font-pitch="variable" fo:font-size="16pt" fo:language="fr" fo:country="FR" style:text-underline-style="none" fo:font-weight="normal" style:letter-kerning="false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08%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loext:contextual-spacing="fals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f81bd" fo:border-bottom="0.51pt solid #4f81bd"/>
      <style:text-properties fo:color="#4f81bd" fo:font-style="italic" style:font-style-asian="italic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en" fo:country="GB" style:text-underline-style="solid" style:text-underline-width="auto" style:text-underline-color="font-color" fo:font-weight="bold" style:letter-kerning="true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2_20_Car" style:display-name="Titre 2 C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en" fo:country="GB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fo:language="en" fo:country="GB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fo:language="en" fo:country="GB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GB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">
      <style:text-properties style:font-name="Calibri" fo:font-family="Calibri" style:font-family-generic="roman" style:font-pitch="variable" style:font-size-complex="10.5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fo:font-style="italic" style:font-style-asian="italic" style:font-style-complex="italic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4f81bd" style:font-name="Arial" fo:font-family="Arial" style:font-family-generic="roman" style:font-pitch="variable" fo:font-size="10pt" fo:language="en" fo:country="GB" fo:font-style="italic" style:font-name-asian="Times New Roman" style:font-family-asian="'Times New Roman'" style:font-family-generic-asian="system" style:font-pitch-asian="variable" style:font-size-asian="10pt" style:language-asian="fr" style:country-asian="FR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7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7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75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6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77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8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79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8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6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charset="x-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charset="x-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charset="x-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</meta:initial-creator>
    <meta:editing-cycles>167</meta:editing-cycles>
    <meta:creation-date>2017-10-16T11:42:00</meta:creation-date>
    <dc:date>2020-02-11T22:25:31.432718628</dc:date>
    <meta:editing-duration>P1DT20H33M14S</meta:editing-duration>
    <meta:generator>LibreOffice/6.1.5.2$Linux_X86_64 LibreOffice_project/10$Build-2</meta:generator>
    <meta:document-statistic meta:table-count="0" meta:image-count="0" meta:object-count="0" meta:page-count="1" meta:paragraph-count="4" meta:word-count="9" meta:character-count="32" meta:non-whitespace-character-count="27"/>
    <meta:user-defined meta:name="AppVersion">15.0000</meta:user-defined>
    <meta:user-defined meta:name="Company">ACT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